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1.7291in"/>
          <style:tab-stop style:type="center" style:position="3.134in"/>
        </style:tab-stops>
      </style:paragraph-properties>
    </style:style>
    <style:style style:name="T2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fr" fo:country="BE"/>
    </style:style>
    <style:style style:name="T3" style:parent-style-name="Policepardéfaut" style:family="text">
      <style:text-properties style:font-name="Calibri" style:font-name-complex="Calibri" fo:font-weight="bold" style:font-weight-asian="bold" style:font-weight-complex="bold" fo:font-size="20pt" style:font-size-asian="20pt" style:font-size-complex="20pt" fo:language="fr" fo:country="BE"/>
    </style:style>
    <style:style style:name="T4" style:parent-style-name="Policepardéfaut" style:family="text">
      <style:text-properties style:font-name="Calibri" style:font-name-complex="Calibri" fo:font-weight="bold" style:font-weight-asian="bold" style:font-weight-complex="bold" fo:font-size="20pt" style:font-size-asian="20pt" style:font-size-complex="20pt" fo:language="fr" fo:country="BE"/>
    </style:style>
    <style:style style:name="P5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6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7" style:parent-style-name="Paragraphedeliste" style:list-style-name="LFO1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8" style:parent-style-name="Paragraphedeliste" style:list-style-name="LFO1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" style:parent-style-name="Paragraphedeliste" style:list-style-name="LFO2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3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4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5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6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7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8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19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0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1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2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3" style:parent-style-name="Paragraphedeliste" style:list-style-name="LFO3" style:family="paragraph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4" style:parent-style-name="Paragraphedeliste" style:list-style-name="LFO3" style:family="paragraph"/>
    <style:style style:name="T25" style:parent-style-name="Policepardéfaut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en" style:country-asian="BE"/>
    </style:style>
    <style:style style:name="P26" style:parent-style-name="Paragraphedeliste" style:list-style-name="LFO3" style:family="paragraph"/>
    <style:style style:name="T27" style:parent-style-name="Policepardéfaut" style:family="text">
      <style:text-properties style:font-name="Calibri" style:font-name-asian="Times New Roman" style:font-name-complex="Calibri" style:letter-kerning="false" fo:font-size="12pt" style:font-size-asian="12pt" style:font-size-complex="12pt" fo:language="en" fo:country="US" style:language-asian="en" style:country-asian="BE"/>
    </style:style>
    <style:style style:name="P28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29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30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31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32" style:parent-style-name="Paragraphedeliste" style:list-style-name="LFO3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33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34" style:parent-style-name="Paragraphedeliste" style:list-style-name="LFO2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5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37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38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39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40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41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42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43" style:parent-style-name="Policepardéfaut" style:family="text">
      <style:text-properties style:font-name="Segoe UI Emoji" style:font-name-asian="Segoe UI Emoji" style:font-name-complex="Segoe UI Emoji" fo:color="#000000" style:letter-kerning="false" fo:font-size="12pt" style:font-size-asian="12pt" style:font-size-complex="12pt" fo:language="fr" fo:country="BE" style:language-asian="en" style:country-asian="BE"/>
    </style:style>
    <style:style style:name="T44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45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46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47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48" style:parent-style-name="Paragraphedeliste" style:list-style-name="LFO7" style:family="paragraph">
      <style:paragraph-properties style:vertical-align="baseline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BE" style:language-asian="en" style:country-asian="BE"/>
    </style:style>
    <style:style style:name="P49" style:parent-style-name="Normal" style:family="paragraph">
      <style:paragraph-properties style:vertical-align="baseline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50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51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52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53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54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T55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56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57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58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59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60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61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T62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en" fo:country="US" style:language-asian="en" style:country-asian="BE"/>
    </style:style>
    <style:style style:name="T63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T64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en" fo:country="US" style:language-asian="en" style:country-asian="BE"/>
    </style:style>
    <style:style style:name="T65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66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67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68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69" style:parent-style-name="Paragraphedeliste" style:list-style-name="LFO6" style:family="paragraph">
      <style:paragraph-properties style:vertical-align="baseline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BE" style:language-asian="en" style:country-asian="BE"/>
    </style:style>
    <style:style style:name="P70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71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T72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T73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74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75" style:parent-style-name="Normal" style:family="paragraph">
      <style:paragraph-properties style:vertical-align="baseli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76" style:parent-style-name="Paragraphedeliste" style:list-style-name="LFO6" style:family="paragraph">
      <style:paragraph-properties style:vertical-align="baseline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7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BE" style:language-asian="en" style:country-asian="BE"/>
    </style:style>
    <style:style style:name="T78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BE"/>
    </style:style>
    <style:style style:name="P79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80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81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P82" style:parent-style-name="Paragraphedeliste" style:list-style-name="LFO4" style:family="paragraph">
      <style:paragraph-properties style:vertical-align="baseline" fo:margin-bottom="0in" fo:line-height="100%" fo:background-color="#FFFFFF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</style:style>
    <style:style style:name="T83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style:language-asian="en" style:country-asian="BE"/>
    </style:style>
    <style:style style:name="T84" style:parent-style-name="Policepardéfaut" style:family="text">
      <style:text-properties style:font-name="Calibri" style:font-name-asian="Times New Roman" style:font-name-complex="Calibri" fo:color="#000000" style:letter-kerning="false" fo:font-size="12pt" style:font-size-asian="12pt" style:font-size-complex="12pt" fo:language="fr" fo:country="BE" style:language-asian="en" style:country-asian="BE"/>
    </style:style>
    <style:style style:name="P8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86" style:parent-style-name="Paragraphedeliste" style:list-style-name="LFO2" style:family="paragraph"/>
    <style:style style:name="T87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fr" fo:country="BE"/>
    </style:style>
    <style:style style:name="T88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fr" fo:country="BE"/>
    </style:style>
    <style:style style:name="T89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T90" style:parent-style-name="Policepardéfaut" style:family="text">
      <style:text-properties style:font-name="Segoe UI Emoji" style:font-name-asian="Segoe UI Emoji" style:font-name-complex="Segoe UI Emoji" fo:font-size="12pt" style:font-size-asian="12pt" style:font-size-complex="12pt" fo:language="fr" fo:country="BE"/>
    </style:style>
    <style:style style:name="T91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T92" style:parent-style-name="Policepardéfaut" style:family="text">
      <style:text-properties style:font-name="Segoe UI Emoji" style:font-name-asian="Segoe UI Emoji" style:font-name-complex="Segoe UI Emoji" fo:font-size="12pt" style:font-size-asian="12pt" style:font-size-complex="12pt" fo:language="fr" fo:country="BE"/>
    </style:style>
    <style:style style:name="P93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4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5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6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7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8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99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0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1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2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3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4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5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6" style:parent-style-name="Paragraphedeliste" style:list-style-name="LFO5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07" style:parent-style-name="Paragraphedeliste" style:list-style-name="LFO5" style:family="paragraph"/>
    <style:style style:name="T108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T109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P110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11" style:parent-style-name="Paragraphedeliste" style:list-style-name="LFO2" style:family="paragraph"/>
    <style:style style:name="T112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fr" fo:country="BE"/>
    </style:style>
    <style:style style:name="T113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fr" fo:country="BE"/>
    </style:style>
    <style:style style:name="P114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15" style:parent-style-name="Paragraphedeliste" style:list-style-name="LFO6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16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17" style:parent-style-name="Paragraphedeliste" style:list-style-name="LFO6" style:family="paragraph"/>
    <style:style style:name="T118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T119" style:parent-style-name="Policepardéfaut" style:family="text">
      <style:text-properties style:font-name="Calibri" style:font-name-complex="Calibri" fo:font-size="12pt" style:font-size-asian="12pt" style:font-size-complex="12pt" fo:language="fr" fo:country="BE"/>
    </style:style>
    <style:style style:name="P120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1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2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3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4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5" style:parent-style-name="Normal" style:family="paragraph">
      <style:text-properties style:font-name="Calibri" style:font-name-complex="Calibri" fo:font-size="12pt" style:font-size-asian="12pt" style:font-size-complex="12pt" fo:language="fr" fo:country="BE"/>
    </style:style>
    <style:style style:name="P126" style:parent-style-name="Normal" style:family="paragraph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Projet de fin de formation TI – BA 2023</text:span></text:p>
      <text:p text:style-name="P5"/>
      <text:p text:style-name="P6">Voici quelques éléments pour vous aider a préparer votre travail en<text:s/>vue<text:s/>de votre projet de fin<text:s/>de formation. Il vous sera demandé de présenter deux choses.<text:s/></text:p>
      <text:list text:style-name="LFO1" text:continue-numbering="true">
        <text:list-item>
          <text:p text:style-name="P7">Un rapport écrit<text:s/>à destination du client,<text:s/>présentant votre analyse complète avec tous<text:s/>les éléments qu’un client pourrait avoir besoin pour une bonne compréhension. Vous pouvez y intégrer des mini introductions pour expliquer ce que représentent chacun des diagrammes si besoin.</text:p>
        </text:list-item>
        <text:list-item>
          <text:p text:style-name="P8">Une présentation orale de 20 min (+10 min de question réponse)</text:p>
        </text:list-item>
      </text:list>
      <text:p text:style-name="P9"/>
      <text:list text:style-name="LFO2" text:continue-numbering="true">
        <text:list-item>
          <text:p text:style-name="P10">Rapport</text:p>
        </text:list-item>
      </text:list>
      <text:p text:style-name="P11">Le rapport que vous présenterez sera a destination de votre client et pourra servir au<text:s/>développeur<text:s/>pour comprendre le travail qui sera a réaliser.<text:s/>Il sera a remettre pour le 10/07 à 17h au plus tard.<text:s/>Il comprendra :</text:p>
      <text:list text:style-name="LFO3" text:continue-numbering="true">
        <text:list-item>
          <text:p text:style-name="P12">Le project charter<text:s/></text:p>
          <text:list text:continue-numbering="true">
            <text:list-item>
              <text:p text:style-name="P13">Présentation et motivation du projet<text:tab/></text:p>
            </text:list-item>
            <text:list-item>
              <text:p text:style-name="P14">Objectifs et indicateurs clés de performance<text:tab/></text:p>
            </text:list-item>
            <text:list-item>
              <text:p text:style-name="P15">Périmètre / Hors Périmètre<text:tab/></text:p>
            </text:list-item>
            <text:list-item>
              <text:p text:style-name="P16">Hypothèses<text:tab/></text:p>
            </text:list-item>
            <text:list-item>
              <text:p text:style-name="P17">Contraintes<text:tab/></text:p>
            </text:list-item>
            <text:list-item>
              <text:p text:style-name="P18">Livrables et Réception<text:tab/></text:p>
            </text:list-item>
            <text:list-item>
              <text:p text:style-name="P19">Critères de succès<text:tab/></text:p>
            </text:list-item>
            <text:list-item>
              <text:p text:style-name="P20">Echéancier<text:tab/></text:p>
            </text:list-item>
            <text:list-item>
              <text:p text:style-name="P21">Risques Majeurs<text:tab/></text:p>
            </text:list-item>
            <text:list-item>
              <text:p text:style-name="P22">Gestionnaire de projet<text:tab/></text:p>
            </text:list-item>
            <text:list-item>
              <text:p text:style-name="P23">Intervenants et Parties prenantes<text:tab/></text:p>
            </text:list-item>
            <text:list-item>
              <text:p text:style-name="P24"><text:span text:style-name="T25">Instances de gouvernance du projet</text:span></text:p>
            </text:list-item>
            <text:list-item>
              <text:p text:style-name="P26"><text:span text:style-name="T27">…</text:span></text:p>
            </text:list-item>
          </text:list>
        </text:list-item>
        <text:list-item>
          <text:p text:style-name="P28">La<text:s/>présentation<text:s/>des flux et processus avec BPMN</text:p>
        </text:list-item>
        <text:list-item>
          <text:p text:style-name="P29">Les schémas<text:s/>DB (E-A/Relationnel)</text:p>
        </text:list-item>
        <text:list-item>
          <text:p text:style-name="P30">Les diagrammes UML utiles à la compréhension du projet (Use Case, activité, classe,…)</text:p>
        </text:list-item>
        <text:list-item>
          <text:p text:style-name="P31">Les mockups +<text:s/>Use case textuels</text:p>
        </text:list-item>
        <text:list-item>
          <text:p text:style-name="P32">Tout autre diagramme, document, élément complémentaire aidant à comprendre le projet…</text:p>
        </text:list-item>
      </text:list>
      <text:p text:style-name="P33"/>
      <text:list text:style-name="LFO2" text:continue-numbering="true">
        <text:list-item>
          <text:p text:style-name="P34">Présentation orale<text:s/>(20 min MAX)</text:p>
        </text:list-item>
      </text:list>
      <text:soft-page-break/>
      <text:p text:style-name="P35"><text:span text:style-name="T36">La journée va être dense et très<text:s/></text:span><text:span text:style-name="T37">rythmée</text:span><text:span text:style-name="T38"><text:s/>le 12/7</text:span><text:span text:style-name="T39">, je vous demande d’être bien attentif à votre timing.</text:span><text:span text:style-name="T40"><text:s/>Votre<text:s/></text:span><text:span text:style-name="T41">discours</text:span><text:span text:style-name="T42"><text:s/>devra donc être construit, clair et chirurgical </text:span><text:span text:style-name="T43">😉</text:span><text:span text:style-name="T44">. Retournez voir le cours de Communication graphique pour vous accompagner dans la construction de votre discours/présentation.</text:span></text:p>
      <text:p text:style-name="P45"/>
      <text:p text:style-name="P46">La présentation comprendra :</text:p>
      <text:p text:style-name="P47"/>
      <text:list text:style-name="LFO7" text:continue-numbering="true">
        <text:list-item>
          <text:p text:style-name="P48">Partie présentation du projet (15 min)</text:p>
        </text:list-item>
      </text:list>
      <text:p text:style-name="P49">La présentation<text:s/>sera accompagnée d’un support visuel qui vous servira de fil rouge au discours. Essayer d’avoir le moins de texte possible, surtout des images,d es mots clés etc.</text:p>
      <text:list text:style-name="LFO4" text:continue-numbering="true">
        <text:list-item>
          <text:p text:style-name="P50"><text:span text:style-name="T51">Présenter le sujet : contexte, problématique de départ</text:span></text:p>
        </text:list-item>
        <text:list-item>
          <text:p text:style-name="P52"><text:span text:style-name="T53">S</text:span><text:span text:style-name="T54">cope in/out. Conseils : ne pas présenter le project charter car cela prend du temps à présenter<text:s/></text:span><text:span text:style-name="T55">sans réelle plus-value</text:span><text:span text:style-name="T56">. Faites un focus sur ce qui est important</text:span></text:p>
        </text:list-item>
        <text:list-item>
          <text:p text:style-name="P57"><text:span text:style-name="T58">Présenter un schéma BPMN (le plus intéressant-complexe) et pourquoi avoir choisi ce bpmn là parmi tous</text:span></text:p>
        </text:list-item>
        <text:list-item>
          <text:p text:style-name="P59">Présenter soit un modèle de données et/ou un diagramme UML (à voir niveau timing)<text:s/></text:p>
        </text:list-item>
        <text:list-item>
          <text:p text:style-name="P60"><text:span text:style-name="T61">Présenter le</text:span><text:span text:style-name="T62">s</text:span><text:span text:style-name="T63"><text:s/>mockup</text:span><text:span text:style-name="T64">s</text:span><text:span text:style-name="T65"><text:s/>: 5 écrans max<text:s/></text:span></text:p>
        </text:list-item>
        <text:list-item>
          <text:p text:style-name="P66"><text:span text:style-name="T67">Conclusion : vision d’ensemble du projet sous forme de matrice SWOT<text:s/></text:span></text:p>
        </text:list-item>
      </text:list>
      <text:p text:style-name="P68"/>
      <text:list text:style-name="LFO6" text:continue-numbering="true">
        <text:list-item>
          <text:p text:style-name="P69">Partie autocritique<text:s/></text:p>
        </text:list-item>
      </text:list>
      <text:list text:style-name="LFO4" text:continue-numbering="true">
        <text:list-item>
          <text:p text:style-name="P70"><text:span text:style-name="T71">Réflexion sur la manière dont vous avez géré votre<text:s/></text:span><text:span text:style-name="T72">Labo</text:span><text:span text:style-name="T73"><text:s/>: ce qui a été et ce qui n’a pas été + pourquoi<text:s/></text:span></text:p>
        </text:list-item>
        <text:list-item>
          <text:p text:style-name="P74">Les leçons que vous en avez fait : ce que vous feriez différemment à l’avenir<text:s/></text:p>
        </text:list-item>
      </text:list>
      <text:p text:style-name="P75"/>
      <text:list text:style-name="LFO6" text:continue-numbering="true">
        <text:list-item>
          <text:p text:style-name="P76"><text:span text:style-name="T77">P</text:span><text:span text:style-name="T78">artie profil et aspirations professionnelles<text:s/></text:span></text:p>
        </text:list-item>
      </text:list>
      <text:list text:style-name="LFO4" text:continue-numbering="true">
        <text:list-item>
          <text:p text:style-name="P79"><text:span text:style-name="T80">Ce que je retiens de ma formation</text:span></text:p>
        </text:list-item>
        <text:list-item>
          <text:p text:style-name="P81">2 softskills qui vous avez réellement et qui vont vous servir dans votre futur métier ?<text:s/></text:p>
        </text:list-item>
        <text:list-item>
          <text:p text:style-name="P82"><text:span text:style-name="T83">2 softskills<text:s/></text:span><text:span text:style-name="T84">qu’il vous reste encore a travailler</text:span></text:p>
        </text:list-item>
      </text:list>
      <text:p text:style-name="P85"/>
      <text:list text:style-name="LFO2" text:continue-numbering="true">
        <text:list-item>
          <text:p text:style-name="P86"><text:span text:style-name="T87">Planning de la journée</text:span><text:span text:style-name="T88"><text:s/>de présentation</text:span></text:p>
        </text:list-item>
      </text:list>
      <text:p text:style-name="Normal"><text:span text:style-name="T89">Chaque personne aura 20 minutes de présentation (pas une de plus </text:span><text:span text:style-name="T90">😉</text:span><text:span text:style-name="T91">) pour présenter le projet. Il y aura ensuite 10 minutes de questions réponses et remarques. Voici l’ordre de passage provisoire qui a été réalisé au hasard </text:span><text:span text:style-name="T92">😉</text:span></text:p>
      <text:list text:style-name="LFO5" text:continue-numbering="true">
        <text:list-item>
          <text:p text:style-name="P93">8h30-9h00 :Renato</text:p>
        </text:list-item>
        <text:list-item>
          <text:p text:style-name="P94">9h00-9h30 : Amal</text:p>
        </text:list-item>
        <text:list-item>
          <text:p text:style-name="P95">9h30-10h00 : Fred</text:p>
        </text:list-item>
        <text:list-item>
          <text:p text:style-name="P96">10h00-10h20 : PAUSE</text:p>
        </text:list-item>
        <text:list-item>
          <text:p text:style-name="P97">10h30-11h : Damien B</text:p>
        </text:list-item>
        <text:list-item>
          <text:p text:style-name="P98">11h00-11h30 : Rosine</text:p>
        </text:list-item>
        <text:list-item>
          <text:p text:style-name="P99">11h30-12h00 : Vincent</text:p>
        </text:list-item>
        <text:list-item>
          <text:p text:style-name="P100">12h00-12h45 : PAUSE</text:p>
        </text:list-item>
        <text:list-item>
          <text:p text:style-name="P101">13h00-13h30 : Sophie</text:p>
        </text:list-item>
        <text:list-item>
          <text:p text:style-name="P102">13h30-14h00 : Marie</text:p>
        </text:list-item>
        <text:list-item>
          <text:p text:style-name="P103">14h00-14h30 : Lorena</text:p>
        </text:list-item>
        <text:list-item>
          <text:p text:style-name="P104">14h30-15h00 : Damien G</text:p>
        </text:list-item>
        <text:list-item>
          <text:p text:style-name="P105">15h00-15h30 : Lucile</text:p>
        </text:list-item>
        <text:list-item>
          <text:p text:style-name="P106">15h30-16h00 : Ramy</text:p>
        </text:list-item>
        <text:list-item>
          <text:p text:style-name="P107"><text:span text:style-name="T108">16h00 : Drink de fin</text:span><text:span text:style-name="T109"><text:s/>(je vous laisse vous en charger)</text:span></text:p>
        </text:list-item>
      </text:list>
      <text:p text:style-name="P110"/>
      <text:list text:style-name="LFO2" text:continue-numbering="true">
        <text:list-item>
          <text:p text:style-name="P111"><text:span text:style-name="T112">Planning de</text:span><text:span text:style-name="T113">s journées de travail</text:span></text:p>
        </text:list-item>
      </text:list>
      <text:p text:style-name="P114">Deux moments marqueront la journée :</text:p>
      <text:list text:style-name="LFO6" text:continue-numbering="true">
        <text:list-item>
          <text:p text:style-name="P115">Review individuel (8h30 – 9h30)</text:p>
        </text:list-item>
      </text:list>
      <text:p text:style-name="P116">J’aimerais avoir une mini présentation en entretien individuel chaque jour de 5 min +/- pour voir où vous en êtes, vos questions éventuelles et quels sont vos objectifs de la journée. Vous pouvez mettre en place un outils de gestion<text:s/>de tâche (type trello) pour gérer et présenter votre travail.</text:p>
      <text:list text:style-name="LFO6" text:continue-numbering="true">
        <text:list-item>
          <text:p text:style-name="P117"><text:span text:style-name="T118">Review par groupe de 2 (16h</text:span><text:span text:style-name="T119">-17h)</text:span></text:p>
        </text:list-item>
      </text:list>
      <text:p text:style-name="P120">Chaque jour, j’aimerais<text:s/>que<text:s/>chacun.e prenne 2x 30 min pour échanger avec une autre personne du groupe. 30 min pour échanger sur son projet, 30 min pour échanger sur le projet de l’autre personne.<text:s/>Chaque jour, un nouveau binôme pour croiser les regards.<text:s/>L’objectif ici est de faciliter<text:s/>une<text:s/>présentation rapide, avoir de nouvelles idées, voir comment l’autre comprend ses propres schémas. Collaborer (même si on n’est pas sur un même projet) = plus de chance de succès = meilleur projet = réussir sa formation = trouver un travail = avoir plein d’argent = acheter une villa à st tropez = réussir<text:s/>sa<text:s/>vie<text:s/>= je suis fier de vous (et ça c’est la classe).</text:p>
      <text:p text:style-name="P121"/>
      <text:p text:style-name="P122">Je serai de toute façon présent à tout moment avec vous pour échanger sur vos projets, il va de soi…</text:p>
      <text:p text:style-name="P123"/>
      <text:p text:style-name="P124">Bon travail et que les Dieux de la BA vous soient favorables.<text:s/></text:p>
      <text:p text:style-name="P125"/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BE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Delangh</meta:initial-creator>
    <dc:creator>David Delangh</dc:creator>
    <meta:creation-date>2023-06-13T13:21:00Z</meta:creation-date>
    <dc:date>2023-06-28T14:11:00Z</dc:date>
    <meta:template xlink:href="Normal" xlink:type="simple"/>
    <meta:editing-cycles>5</meta:editing-cycles>
    <meta:editing-duration>PT0S</meta:editing-duration>
    <meta:document-statistic meta:page-count="3" meta:paragraph-count="9" meta:word-count="707" meta:character-count="4734" meta:row-count="33" meta:non-whitespace-character-count="4036"/>
  </office:meta>
</office:document-meta>
</file>